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cm" style:rel-column-width="1965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51cm" style:rel-column-width="7375*"/>
    </style:style>
    <style:style style:name="Tabella3.F" style:family="table-column">
      <style:table-column-properties style:column-width="2.531cm" style:rel-column-width="829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9cm" style:rel-column-width="8548*"/>
    </style:style>
    <style:style style:name="Tabella3.L" style:family="table-column">
      <style:table-column-properties style:column-width="2.21cm" style:rel-column-width="7243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94e45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o in objects"&gt;</text:placeholder></text:p>
      <text:p text:style-name="P31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5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5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6"><text:placeholder text:placeholder-type="text">&lt;order.current_load if order.current_load else order.prevision_load or 0.0&gt;</text:placeholder></text:p>
          </table:table-cell>
          <table:table-cell table:style-name="Tabella3.J6" table:number-rows-spanned="2" office:value-type="string">
            <text:p text:style-name="P28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5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29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5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24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21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1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1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23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2" draw:name="Forma1" draw:style-name="gr1" draw:text-style-name="P35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5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2"><draw:custom-shape text:anchor-type="paragraph" draw:z-index="1" draw:name="Forma1" draw:style-name="gr1" draw:text-style-name="P35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able:table-row table:style-name="Tabella1.2">
          <table:table-cell table:style-name="Tabella1.A2" office:value-type="string">
            <text:p text:style-name="P17"><draw:custom-shape text:anchor-type="paragraph" draw:z-index="3" draw:name="Forma1" draw:style-name="gr1" draw:text-style-name="P35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SI</text:p>
          </table:table-cell>
          <table:table-cell table:style-name="Tabella1.A2" office:value-type="string">
            <text:p text:style-name="P12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4"/>
      <text:p text:style-name="P33"><text:placeholder text:placeholder-type="text">&lt;/for&gt;</text:placeholder></text:p>
      <text:p text:style-name="P3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09:44:22.879063747">11. Mar. 2022</text:date> ore <text:time style:data-style-name="N103" text:time-value="2022-03-11T09:44:22.879284401">09.44.09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09:44:22.853973759</dc:date>
    <meta:editing-duration>P1DT17H24M36S</meta:editing-duration>
    <meta:editing-cycles>414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59" meta:word-count="211" meta:character-count="1897" meta:non-whitespace-character-count="1679"/>
    <meta:user-defined meta:name="Info 1"/>
    <meta:user-defined meta:name="Info 2"/>
    <meta:user-defined meta:name="Info 3"/>
    <meta:user-defined meta:name="Info 4"/>
  </office:meta>
</office:document-meta>
</file>